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0.35cm" fo:min-width="1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</style:style>
    <style:style style:name="gr3" style:family="graphic" style:parent-style-name="standard">
      <style:graphic-properties draw:textarea-horizontal-align="justify" draw:textarea-vertical-align="middle" draw:auto-grow-height="false" fo:min-height="0.65cm" fo:min-width="5.6cm"/>
    </style:style>
    <style:style style:name="gr4" style:family="graphic" style:parent-style-name="standard">
      <style:graphic-properties draw:fill-color="#00ff66" draw:textarea-horizontal-align="justify" draw:textarea-vertical-align="middle" draw:auto-grow-height="false" fo:min-height="0.65cm" fo:min-width="5.6cm"/>
    </style:style>
    <style:style style:name="gr5" style:family="graphic" style:parent-style-name="standard">
      <style:graphic-properties draw:fill-color="#cc9900" draw:textarea-horizontal-align="justify" draw:textarea-vertical-align="middle" draw:auto-grow-height="false" fo:min-height="0.65cm" fo:min-width="4.9cm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6.75cm" fo:min-width="17.1cm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6.75cm" fo:min-width="17.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1cm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16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867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55cm" fo:min-width="16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93cm"/>
    </style:style>
    <style:style style:name="gr16" style:family="graphic" style:parent-style-name="standard">
      <style:graphic-properties draw:textarea-horizontal-align="justify" draw:textarea-vertical-align="middle" draw:auto-grow-height="false" fo:min-height="11.25cm" fo:min-width="16.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297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fill-color="#66ccff" draw:textarea-horizontal-align="justify" draw:textarea-vertical-align="middle" draw:auto-grow-height="false" fo:min-height="0.65cm" fo:min-width="3.9cm"/>
    </style:style>
    <style:style style:name="gr20" style:family="graphic" style:parent-style-name="standard">
      <style:graphic-properties draw:fill-color="#ff9900" draw:textarea-horizontal-align="justify" draw:textarea-vertical-align="middle" draw:auto-grow-height="false" fo:min-height="0.75cm" fo:min-width="3.4cm"/>
    </style:style>
    <style:style style:name="gr21" style:family="graphic" style:parent-style-name="standard">
      <style:graphic-properties draw:textarea-horizontal-align="justify" draw:textarea-vertical-align="middle" draw:auto-grow-height="false" fo:min-height="6.45cm" fo:min-width="6.6cm"/>
    </style:style>
    <style:style style:name="gr22" style:family="graphic" style:parent-style-name="standard">
      <style:graphic-properties draw:textarea-horizontal-align="justify" draw:textarea-vertical-align="middle" draw:auto-grow-height="false" fo:min-height="6.45cm" fo:min-width="7cm"/>
    </style:style>
    <style:style style:name="gr23" style:family="graphic" style:parent-style-name="standard">
      <style:graphic-properties draw:fill-color="#00cc33" draw:textarea-horizontal-align="justify" draw:textarea-vertical-align="middle" draw:auto-grow-height="false" fo:min-height="0.55cm" fo:min-width="5.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8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7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28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4.47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55cm"/>
    </style:style>
    <style:style style:name="gr29" style:family="graphic" style:parent-style-name="standard">
      <style:graphic-properties draw:textarea-horizontal-align="justify" draw:textarea-vertical-align="middle" draw:auto-grow-height="false" fo:min-height="4.25cm" fo:min-width="7.2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104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2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cm"/>
    </style:style>
    <style:style style:name="gr33" style:family="graphic" style:parent-style-name="standard">
      <style:graphic-properties draw:textarea-horizontal-align="justify" draw:textarea-vertical-align="middle" draw:auto-grow-height="false" fo:min-height="0.75cm" fo:min-width="5.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01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7.30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4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53cm"/>
    </style:style>
    <style:style style:name="gr38" style:family="graphic" style:parent-style-name="standard">
      <style:graphic-properties draw:textarea-horizontal-align="justify" draw:textarea-vertical-align="middle" draw:auto-grow-height="false" fo:min-height="2.25cm" fo:min-width="6.8cm"/>
    </style:style>
    <style:style style:name="gr39" style:family="graphic" style:parent-style-name="standard">
      <style:graphic-properties draw:textarea-horizontal-align="justify" draw:textarea-vertical-align="middle" draw:auto-grow-height="false" fo:min-height="0.35cm" fo:min-width="0.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56cm"/>
    </style:style>
    <style:style style:name="gr41" style:family="graphic" style:parent-style-name="standard">
      <style:graphic-properties draw:textarea-horizontal-align="justify" draw:textarea-vertical-align="middle" draw:auto-grow-height="false" fo:min-height="0.55cm" fo:min-width="3.3cm"/>
    </style:style>
    <style:style style:name="gr42" style:family="graphic" style:parent-style-name="standard">
      <style:graphic-properties draw:fill-color="#00cc00" draw:textarea-horizontal-align="justify" draw:textarea-vertical-align="middle" draw:auto-grow-height="false" fo:min-height="0.55cm" fo:min-width="0.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49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11.65cm" fo:min-width="18cm"/>
    </style:style>
    <style:style style:name="gr46" style:family="graphic" style:parent-style-name="standard">
      <style:graphic-properties draw:textarea-horizontal-align="justify" draw:textarea-vertical-align="middle" draw:auto-grow-height="false" fo:min-height="0.65cm" fo:min-width="8.7cm"/>
    </style:style>
    <style:style style:name="gr47" style:family="graphic" style:parent-style-name="standard">
      <style:graphic-properties draw:fill-color="#cc9900" draw:textarea-horizontal-align="justify" draw:textarea-vertical-align="middle" draw:auto-grow-height="false" fo:min-height="0.65cm" fo:min-width="7.7cm"/>
    </style:style>
    <style:style style:name="gr48" style:family="graphic" style:parent-style-name="standard">
      <style:graphic-properties draw:fill-color="#cccccc" draw:textarea-horizontal-align="justify" draw:textarea-vertical-align="middle" draw:auto-grow-height="false" fo:min-height="5.65cm" fo:min-width="17.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</style:style>
    <style:style style:name="gr50" style:family="graphic" style:parent-style-name="standard">
      <style:graphic-properties draw:textarea-horizontal-align="justify" draw:textarea-vertical-align="middle" draw:auto-grow-height="false" fo:min-height="0.65cm" fo:min-width="7.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43cm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7.727cm" fo:min-width="1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97cm"/>
    </style:style>
    <style:style style:name="gr55" style:family="graphic" style:parent-style-name="standard">
      <style:graphic-properties draw:fill-color="#cccccc" draw:textarea-horizontal-align="justify" draw:textarea-vertical-align="middle" draw:auto-grow-height="false" fo:min-height="4.15cm" fo:min-width="17.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00ff66"/>
      <style:paragraph-properties fo:text-align="center"/>
    </style:style>
    <style:style style:name="P5" style:family="paragraph">
      <loext:graphic-properties draw:fill-color="#cc9900"/>
      <style:paragraph-properties fo:text-align="center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66ccff"/>
      <style:paragraph-properties fo:text-align="center"/>
    </style:style>
    <style:style style:name="P10" style:family="paragraph">
      <loext:graphic-properties draw:fill-color="#ff9900"/>
      <style:paragraph-properties fo:text-align="center"/>
    </style:style>
    <style:style style:name="P11" style:family="paragraph">
      <loext:graphic-properties draw:fill-color="#00cc33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13" style:family="paragraph">
      <loext:graphic-properties draw:fill="none" draw:fill-color="#ffffff"/>
      <style:text-properties fo:font-size="13pt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style:paragraph-properties fo:text-align="center"/>
      <style:text-properties fo:font-size="13pt" style:font-size-asian="13pt" style:font-size-complex="13pt"/>
    </style:style>
    <style:style style:name="P16" style:family="paragraph">
      <loext:graphic-properties draw:fill-color="#00cc00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5cm" svg:height="10.6cm" svg:x="1.2cm" svg:y="2.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112cm" svg:height="0.962cm" svg:x="7.8cm" svg:y="2.97cm">
          <draw:text-box>
            <text:p>Task Verwaltung</text:p>
          </draw:text-box>
        </draw:frame>
        <draw:custom-shape draw:style-name="gr3" draw:text-style-name="P3" draw:layer="layout" svg:width="6.1cm" svg:height="0.9cm" svg:x="1.7cm" svg:y="4.27cm">
          <text:p text:style-name="P3">Task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1cm" svg:height="0.9cm" svg:x="7.7cm" svg:y="4.27cm">
          <text:p text:style-name="P3">New Task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4cm" svg:height="0.9cm" svg:x="13.8cm" svg:y="4.27cm">
          <text:p text:style-name="P3">Setting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7.6cm" svg:height="7cm" svg:x="1.7cm" svg:y="5.77cm">
          <text:p text:style-name="P3">$Liste_mit_Task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7.6cm" svg:height="7cm" svg:x="1.7cm" svg:y="14.9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651cm" svg:height="0.962cm" svg:x="2.4cm" svg:y="13.77cm">
          <draw:text-box>
            <text:p text:style-name="P3">Liste mit Tasks</text:p>
          </draw:text-box>
        </draw:frame>
        <draw:custom-shape draw:style-name="gr9" draw:text-style-name="P3" draw:layer="layout" svg:width="16.8cm" svg:height="2cm" svg:x="2.2cm" svg:y="15.37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3.846cm" svg:height="0.962cm" svg:x="2.6cm" svg:y="15.87cm">
          <draw:text-box>
            <text:p>$TaskName</text:p>
          </draw:text-box>
        </draw:frame>
        <draw:frame draw:style-name="gr11" draw:text-style-name="P7" draw:layer="layout" svg:width="9.367cm" svg:height="0.763cm" svg:x="10.933cm" svg:y="13.907cm">
          <draw:text-box>
            <text:p><text:span text:style-name="T1">OnClick: Ausklappen und Settings anzeigen</text:span></text:p>
          </draw:text-box>
        </draw:frame>
        <draw:line draw:style-name="gr12" draw:text-style-name="P8" draw:layer="layout" svg:x1="13.6cm" svg:y1="14.67cm" svg:x2="13cm" svg:y2="16.07cm">
          <text:p/>
        </draw:line>
        <draw:custom-shape draw:style-name="gr9" draw:text-style-name="P3" draw:layer="layout" svg:width="16.8cm" svg:height="2cm" svg:x="2.2cm" svg:y="17.77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3.846cm" svg:height="0.962cm" svg:x="2.6cm" svg:y="18.27cm">
          <draw:text-box>
            <text:p>$TaskName</text:p>
          </draw:text-box>
        </draw:frame>
        <draw:custom-shape draw:style-name="gr13" draw:text-style-name="P3" draw:layer="layout" svg:width="16.8cm" svg:height="1.8cm" svg:x="2.2cm" svg:y="20.17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3.846cm" svg:height="0.962cm" svg:x="2.6cm" svg:y="20.67cm">
          <draw:text-box>
            <text:p>$TaskName</text:p>
          </draw:text-box>
        </draw:frame>
        <draw:frame draw:style-name="gr14" draw:text-style-name="P2" draw:layer="layout" svg:width="17.8cm" svg:height="4.517cm" svg:x="1.8cm" svg:y="23.27cm">
          <draw:text-box>
            <text:p>New Task fügt einfach einen leeren Task unten an und klappt ihn automatisch zum bearbeiten aus.<text:line-break/><text:line-break/>Settings geht auf eine neue Seite (/settings)<text:line-break/><text:line-break/>Tasks geht auf die aktuelle Seite (/index)</text:p>
          </draw:text-box>
        </draw:frame>
        <draw:frame draw:style-name="gr15" draw:text-style-name="P2" draw:layer="layout" svg:width="6.793cm" svg:height="0.962cm" svg:x="1.3cm" svg:y="1.3cm">
          <draw:text-box>
            <text:p>Server Weboberfläche</text:p>
          </draw:text-box>
        </draw:frame>
      </draw:page>
      <draw:page draw:name="page2" draw:style-name="dp1" draw:master-page-name="Standard">
        <draw:custom-shape draw:style-name="gr16" draw:text-style-name="P3" draw:layer="layout" svg:width="17.3cm" svg:height="11.5cm" svg:x="1.6cm" svg:y="3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11.797cm" svg:height="0.962cm" svg:x="1.8cm" svg:y="1.7cm">
          <draw:text-box>
            <text:p>Ausgeklappter Task (ist direkt editierbar)</text:p>
          </draw:text-box>
        </draw:frame>
        <draw:frame draw:style-name="gr10" draw:text-style-name="P2" draw:layer="layout" svg:width="3.846cm" svg:height="0.962cm" svg:x="2.2cm" svg:y="3.6cm">
          <draw:text-box>
            <text:p>$TaskName</text:p>
          </draw:text-box>
        </draw:frame>
        <draw:line draw:style-name="gr18" draw:text-style-name="P8" draw:layer="layout" svg:x1="1.7cm" svg:y1="5cm" svg:x2="18.7cm" svg:y2="5cm">
          <text:p/>
        </draw:line>
        <draw:line draw:style-name="gr18" draw:text-style-name="P8" draw:layer="layout" svg:x1="1.7cm" svg:y1="13cm" svg:x2="18.7cm" svg:y2="13cm">
          <text:p/>
        </draw:line>
        <draw:custom-shape draw:style-name="gr19" draw:text-style-name="P9" draw:layer="layout" svg:width="4.4cm" svg:height="0.9cm" svg:x="1.9cm" svg:y="13.3cm">
          <text:p text:style-name="P3">Save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.9cm" svg:height="1cm" svg:x="14.6cm" svg:y="13.2cm">
          <text:p text:style-name="P3">Remove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7.1cm" svg:height="6.7cm" svg:x="2.3cm" svg:y="5.6cm">
          <text:p text:style-name="P3">Dependencies/<text:line-break/>Parameter/<text:line-break/>Priorisierung</text:p>
          <text:p text:style-name="P3">Im Json Format<text:line-break/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7.5cm" svg:height="6.7cm" svg:x="10.7cm" svg:y="5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6.2cm" svg:height="0.8cm" svg:x="7.3cm" svg:y="13.3cm">
          <text:p text:style-name="P3">Execute now</text:p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5.988cm" svg:height="0.763cm" svg:x="11.1cm" svg:y="6.1cm">
          <draw:text-box>
            <text:p><text:span text:style-name="T1">Wann wird Task ausgeführt</text:span></text:p>
          </draw:text-box>
        </draw:frame>
        <draw:line draw:style-name="gr18" draw:text-style-name="P8" draw:layer="layout" svg:x1="11.1cm" svg:y1="9cm" svg:x2="17.8cm" svg:y2="9cm">
          <text:p/>
        </draw:line>
        <draw:frame draw:style-name="gr25" draw:text-style-name="P12" draw:layer="layout" svg:width="4.8cm" svg:height="1.787cm" svg:x="11.9cm" svg:y="10cm">
          <draw:text-box>
            <text:p text:style-name="P3"><text:span text:style-name="T1">Was passiert bei</text:span><text:span text:style-name="T1"><text:line-break/></text:span><text:span text:style-name="T1">welchem Exit-code</text:span></text:p>
          </draw:text-box>
        </draw:frame>
        <draw:frame draw:style-name="gr26" draw:text-style-name="P13" draw:layer="layout" svg:width="5.785cm" svg:height="0.763cm" svg:x="0.929cm" svg:y="18.2cm">
          <draw:text-box>
            <text:p><text:span text:style-name="T2">Speichert die Änderungen</text:span></text:p>
          </draw:text-box>
        </draw:frame>
        <draw:frame draw:style-name="gr27" draw:text-style-name="P13" draw:layer="layout" svg:width="4.972cm" svg:height="1.275cm" svg:x="8.2cm" svg:y="18.1cm">
          <draw:text-box>
            <text:p><text:span text:style-name="T2">Führt Task aus und</text:span></text:p>
            <text:p><text:span text:style-name="T2">speichert Änderungen</text:span></text:p>
          </draw:text-box>
        </draw:frame>
        <draw:frame draw:style-name="gr28" draw:text-style-name="P7" draw:layer="layout" svg:width="4.05cm" svg:height="0.763cm" svg:x="14.15cm" svg:y="18.362cm">
          <draw:text-box>
            <text:p><text:span text:style-name="T1">Entfernt den Task</text:span></text:p>
          </draw:text-box>
        </draw:frame>
        <draw:line draw:style-name="gr12" draw:text-style-name="P8" draw:layer="layout" svg:x1="1.2cm" svg:y1="18.2cm" svg:x2="1.8cm" svg:y2="14cm">
          <text:p/>
        </draw:line>
        <draw:custom-shape draw:style-name="gr29" draw:text-style-name="P3" draw:layer="layout" svg:width="7.7cm" svg:height="4.5cm" svg:x="1.4cm" svg:y="2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5cm" svg:height="0.5cm" svg:x="1.9cm" svg:y="2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4" draw:layer="layout" svg:width="2.225cm" svg:height="0.725cm" svg:x="2.575cm" svg:y="24.1cm">
          <draw:text-box>
            <text:p><text:span text:style-name="T3">Cron Job</text:span></text:p>
          </draw:text-box>
        </draw:frame>
        <draw:custom-shape draw:style-name="gr30" draw:text-style-name="P1" draw:layer="layout" svg:width="0.5cm" svg:height="0.5cm" svg:x="1.9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4" draw:layer="layout" svg:width="1.7cm" svg:height="0.725cm" svg:x="2.575cm" svg:y="23.2cm">
          <draw:text-box>
            <text:p><text:span text:style-name="T3">Immer</text:span></text:p>
          </draw:text-box>
        </draw:frame>
        <draw:custom-shape draw:style-name="gr33" draw:text-style-name="P15" draw:layer="layout" svg:width="6.1cm" svg:height="1cm" svg:x="2.7cm" svg:y="25.2cm">
          <text:p text:style-name="P3"><text:span text:style-name="T1">Eintrag in den Crontables</text:span></text:p>
          <draw:enhanced-geometry svg:viewBox="0 0 21600 21600" draw:type="rectangle" draw:enhanced-path="M 0 0 L 21600 0 21600 21600 0 21600 0 0 Z N"/>
        </draw:custom-shape>
        <draw:frame draw:style-name="gr34" draw:text-style-name="P14" draw:layer="layout" svg:width="9.515cm" svg:height="2.147cm" svg:x="9.785cm" svg:y="25.3cm">
          <draw:text-box>
            <text:p><text:span text:style-name="T3">Macht einen Cron Job, der diesen Task ausführt</text:span></text:p>
            <text:p><text:span text:style-name="T3">- Zu bestimmten Uhrzeiten</text:span></text:p>
            <text:p><text:span text:style-name="T3">- In bestimmten Abständen</text:span></text:p>
            <text:p><text:span text:style-name="T3">- @reboot.. (würde auch gehen)</text:span></text:p>
          </draw:text-box>
        </draw:frame>
        <draw:frame draw:style-name="gr35" draw:text-style-name="P7" draw:layer="layout" svg:width="7.809cm" svg:height="2.299cm" svg:x="10.191cm" svg:y="22.2cm">
          <draw:text-box>
            <text:p><text:span text:style-name="T1">Führt einen Task immer aus</text:span></text:p>
            <text:p><text:span text:style-name="T1">- Beim Systemstart</text:span></text:p>
            <text:p><text:span text:style-name="T1">- Wenn sich das Programm beendet</text:span></text:p>
            <text:p><text:span text:style-name="T1">- Automatisch im Hintergrund</text:span></text:p>
          </draw:text-box>
        </draw:frame>
        <draw:custom-shape draw:style-name="gr30" draw:text-style-name="P1" draw:layer="layout" svg:width="0.5cm" svg:height="0.5cm" svg:x="1.9cm" svg:y="22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4" draw:layer="layout" svg:width="3.343cm" svg:height="0.725cm" svg:x="2.575cm" svg:y="22.175cm">
          <draw:text-box>
            <text:p><text:span text:style-name="T3">Manueller Task</text:span></text:p>
          </draw:text-box>
        </draw:frame>
        <draw:frame draw:style-name="gr37" draw:text-style-name="P7" draw:layer="layout" svg:width="7.03cm" svg:height="0.763cm" svg:x="10.27cm" svg:y="20.937cm">
          <draw:text-box>
            <text:p><text:span text:style-name="T1">Wird nicht automatisch gestartet</text:span></text:p>
          </draw:text-box>
        </draw:frame>
        <draw:line draw:style-name="gr12" draw:text-style-name="P8" draw:layer="layout" svg:x1="10.3cm" svg:y1="21.4cm" svg:x2="6.5cm" svg:y2="22.4cm">
          <text:p/>
        </draw:line>
        <draw:line draw:style-name="gr12" draw:text-style-name="P8" draw:layer="layout" svg:x1="9.8cm" svg:y1="23.4cm" svg:x2="5.8cm" svg:y2="23.4cm">
          <text:p/>
        </draw:line>
        <draw:line draw:style-name="gr12" draw:text-style-name="P8" draw:layer="layout" svg:x1="9.6cm" svg:y1="25.8cm" svg:x2="8.9cm" svg:y2="25.7cm">
          <text:p/>
        </draw:line>
        <draw:frame draw:style-name="gr24" draw:text-style-name="P7" draw:layer="layout" svg:width="5.988cm" svg:height="0.763cm" svg:x="1.5cm" svg:y="20.837cm">
          <draw:text-box>
            <text:p><text:span text:style-name="T1">Wann wird Task ausgeführt</text:span></text:p>
          </draw:text-box>
        </draw:frame>
        <draw:line draw:style-name="gr12" draw:text-style-name="P8" draw:layer="layout" svg:x1="9.8cm" svg:y1="17.9cm" svg:x2="9.7cm" svg:y2="14.6cm">
          <text:p/>
        </draw:line>
        <draw:line draw:style-name="gr12" draw:text-style-name="P8" draw:layer="layout" svg:x1="18.5cm" svg:y1="18.3cm" svg:x2="18.4cm" svg:y2="14.6cm">
          <text:p/>
        </draw:line>
      </draw:page>
      <draw:page draw:name="page3" draw:style-name="dp1" draw:master-page-name="Standard">
        <draw:custom-shape draw:style-name="gr29" draw:text-style-name="P3" draw:layer="layout" svg:width="7.7cm" svg:height="4.5cm" svg:x="1.4cm" svg:y="2.7cm">
          <text:p/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4.8cm" svg:height="1.787cm" svg:x="1.2cm" svg:y="1.3cm">
          <draw:text-box>
            <text:p text:style-name="P3"><text:span text:style-name="T1">Was passiert bei</text:span><text:span text:style-name="T1"><text:line-break/></text:span><text:span text:style-name="T1">welchem Exit-code</text:span></text:p>
          </draw:text-box>
        </draw:frame>
        <draw:custom-shape draw:style-name="gr38" draw:text-style-name="P15" draw:layer="layout" svg:width="7.3cm" svg:height="2.5cm" svg:x="1.6cm" svg:y="2.9cm">
          <text:p text:style-name="P3"><text:span text:style-name="T1">Liste mit Aktionen</text:span></text:p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1.3cm" svg:height="0.6cm" svg:x="1.8cm" svg:y="6.1cm">
          <text:p/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2.8cm" svg:y1="6.6cm" svg:x2="2.8cm" svg:y2="6.7cm">
          <text:p/>
        </draw:line>
        <draw:frame draw:style-name="gr40" draw:text-style-name="P7" draw:layer="layout" svg:width="0.756cm" svg:height="0.763cm" svg:x="1.8cm" svg:y="6cm">
          <draw:text-box>
            <text:p><text:span text:style-name="T1">2</text:span></text:p>
          </draw:text-box>
        </draw:frame>
        <draw:custom-shape draw:style-name="gr41" draw:text-style-name="P15" draw:layer="layout" svg:width="3.8cm" svg:height="0.8cm" svg:x="3.5cm" svg:y="6cm">
          <text:p text:style-name="P3"><text:span text:style-name="T1">Aktion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draw:layer="layout" svg:width="1.3cm" svg:height="0.8cm" svg:x="7.5cm" svg:y="6cm">
          <text:p text:style-name="P3"><text:span text:style-name="T1">Add</text:span></text:p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10cm" svg:height="2.299cm" svg:x="9.7cm" svg:y="3.1cm">
          <draw:text-box>
            <text:p><text:span text:style-name="T1">Eine Aktion kann z.b. sein:</text:span><text:span text:style-name="T1"><text:line-break/></text:span><text:span text:style-name="T1">„Benachrichtige Betreuer über Telegram/Slack“</text:span><text:span text:style-name="T1"><text:line-break/></text:span><text:span text:style-name="T1">wie man das dann einrichtet müssen wir dann mal schauen.</text:span></text:p>
          </draw:text-box>
        </draw:frame>
        <draw:frame draw:style-name="gr44" draw:text-style-name="P2" draw:layer="layout" svg:width="2.792cm" svg:height="0.962cm" svg:x="1.6cm" svg:y="8.3cm">
          <draw:text-box>
            <text:p>Settings</text:p>
          </draw:text-box>
        </draw:frame>
        <draw:custom-shape draw:style-name="gr45" draw:text-style-name="P1" draw:layer="layout" svg:width="18.5cm" svg:height="11.9cm" svg:x="1.3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112cm" svg:height="0.962cm" svg:x="7.9cm" svg:y="10.1cm">
          <draw:text-box>
            <text:p>Task Verwaltung</text:p>
          </draw:text-box>
        </draw:frame>
        <draw:custom-shape draw:style-name="gr46" draw:text-style-name="P3" draw:layer="layout" svg:width="9.2cm" svg:height="0.9cm" svg:x="1.8cm" svg:y="11.4cm">
          <text:p text:style-name="P3">Tasks</text:p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8.2cm" svg:height="0.9cm" svg:x="11.1cm" svg:y="11.4cm">
          <text:p text:style-name="P3">Settings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17.6cm" svg:height="5.9cm" svg:x="1.8cm" svg:y="12.9cm">
          <text:p text:style-name="P3">$alle_settings_die_ein_server_haben_kan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2" draw:layer="layout" svg:width="18.548cm" svg:height="5.939cm" svg:x="1.252cm" svg:y="22.138cm">
          <draw:text-box>
            <text:list text:style-name="L1">
              <text:list-header>
                <text:p>Hier stehen dann z.B. folgende Settings (direkt als json?):</text:p>
              </text:list-header>
              <text:list-item>
                <text:p>stdout täglich loggen?</text:p>
              </text:list-item>
              <text:list-item>
                <text:p>Alle wieviel Tage die Logs gelöscht werden sollen</text:p>
              </text:list-item>
              <text:list-item>
                <text:p>Pfad um die Logs zu speichern</text:p>
              </text:list-item>
              <text:list-item>
                <text:p>Ips der Clients</text:p>
              </text:list-item>
              <text:list-item>
                <text:p>Maximale Versuche einen Task bei einem Client auszuführen</text:p>
              </text:list-item>
              <text:list-item>
                <text:p>Telegram/Slack Bot Token</text:p>
              </text:list-item>
              <text:list-item>
                <text:p>MySql Username/Password (falls wir in MySql loggen)</text:p>
              </text:list-item>
            </text:list>
          </draw:text-box>
        </draw:frame>
        <draw:custom-shape draw:style-name="gr50" draw:text-style-name="P3" draw:layer="layout" svg:width="8.3cm" svg:height="0.9cm" svg:x="1.8cm" svg:y="19.1cm">
          <text:p text:style-name="P3">Export Task(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" draw:layer="layout" svg:width="8.3cm" svg:height="0.9cm" svg:x="11.1cm" svg:y="19.1cm">
          <text:p text:style-name="P3">Export Setting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" draw:layer="layout" svg:width="8.3cm" svg:height="0.9cm" svg:x="1.8cm" svg:y="20.4cm">
          <text:p text:style-name="P3">Export A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" draw:layer="layout" svg:width="8.3cm" svg:height="0.9cm" svg:x="11.1cm" svg:y="20.4cm">
          <text:p text:style-name="P3">Import (something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7" draw:layer="layout" svg:width="7.2cm" svg:height="1.275cm" svg:x="1.9cm" svg:y="16.8cm">
          <draw:text-box>
            <text:p><text:span text:style-name="T1">Eine Auswahlliste mit allen Tasks soll angezeigt werden</text:span></text:p>
          </draw:text-box>
        </draw:frame>
        <draw:line draw:style-name="gr12" draw:text-style-name="P8" draw:layer="layout" svg:x1="4.8cm" svg:y1="18.2cm" svg:x2="4.9cm" svg:y2="19.2cm">
          <text:p/>
        </draw:line>
        <draw:frame draw:style-name="gr25" draw:text-style-name="P13" draw:layer="layout" svg:width="8cm" svg:height="1.787cm" svg:x="11cm" svg:y="16.6cm">
          <draw:text-box>
            <text:p><text:span text:style-name="T2">Beim Export soll einfach ein Fenster angezeigt werden, in dem man einen JSON String kopieren kann</text:span></text:p>
          </draw:text-box>
        </draw:frame>
      </draw:page>
      <draw:page draw:name="page4" draw:style-name="dp1" draw:master-page-name="Standard">
        <draw:frame draw:style-name="gr52" draw:text-style-name="P2" draw:layer="layout" svg:width="6.543cm" svg:height="0.962cm" svg:x="1.548cm" svg:y="1.423cm">
          <draw:text-box>
            <text:p>Client Weboberfläche</text:p>
          </draw:text-box>
        </draw:frame>
        <draw:custom-shape draw:style-name="gr53" draw:text-style-name="P1" draw:layer="layout" svg:width="18.5cm" svg:height="7.977cm" svg:x="1.248cm" svg:y="2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2" draw:layer="layout" svg:width="7.297cm" svg:height="0.962cm" svg:x="6.8cm" svg:y="3.3cm">
          <draw:text-box>
            <text:p>Task Verwaltung - Client</text:p>
          </draw:text-box>
        </draw:frame>
        <draw:custom-shape draw:style-name="gr55" draw:text-style-name="P6" draw:layer="layout" svg:width="17.6cm" svg:height="4.4cm" svg:x="1.7cm" svg:y="4.6cm">
          <text:p text:style-name="P3">$alle_settings_die_ein_client_haben_kan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" draw:layer="layout" svg:width="18.548cm" svg:height="3.095cm" svg:x="1.435cm" svg:y="11.674cm">
          <draw:text-box>
            <text:list text:style-name="L1">
              <text:list-header>
                <text:p>Hier stehen dann z.B. folgende Settings (direkt als json?):</text:p>
              </text:list-header>
              <text:list-item>
                <text:p>Ip des Servers und der anderen Clients</text:p>
                <text:list>
                  <text:list-item>
                    <text:p>Kann auch automatisch ausgetauscht werden</text:p>
                  </text:list-item>
                </text:list>
              </text:list-item>
              <text:list-item>
                <text:p>Welche dependencies werden erfüllt</text:p>
              </text:list-item>
            </text:list>
          </draw:text-box>
        </draw:frame>
        <draw:custom-shape draw:style-name="gr50" draw:text-style-name="P3" draw:layer="layout" svg:width="8.3cm" svg:height="0.9cm" svg:x="1.752cm" svg:y="9.5cm">
          <text:p text:style-name="P3">Export Setting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" draw:layer="layout" svg:width="8.3cm" svg:height="0.9cm" svg:x="10.8cm" svg:y="9.423cm">
          <text:p text:style-name="P3">Import (something)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12:50:02.479466164</meta:creation-date>
    <dc:date>2017-12-06T14:30:14.255218974</dc:date>
    <meta:editing-duration>PT17M34S</meta:editing-duration>
    <meta:editing-cycles>4</meta:editing-cycles>
    <meta:generator>LibreOffice/5.1.6.2$Linux_X86_64 LibreOffice_project/10m0$Build-2</meta:generator>
    <meta:document-statistic meta:object-count="82"/>
  </office:meta>
</office:document-meta>
</file>